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54pt" style:text-underline-style="solid" style:text-underline-width="auto" style:text-underline-color="font-color" style:font-size-asian="54pt" style:font-size-complex="54pt"/>
    </style:style>
    <style:style style:name="P6" style:family="paragraph" style:parent-style-name="Heading">
      <style:paragraph-properties fo:padding="0.074cm" fo:border-left="none" fo:border-right="none" fo:border-top="none" fo:border-bottom="0.06pt solid #000000" style:join-border="false"/>
      <style:text-properties fo:color="#00ae00"/>
    </style:style>
    <style:style style:name="T1" style:family="text">
      <style:text-properties fo:color="#00ae00"/>
    </style:style>
    <style:style style:name="T2" style:family="text">
      <style:text-properties fo:color="#00ae00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4.577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6.694cm" fo:margin-bottom="0cm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s1" text:anchor-type="page" text:anchor-page-number="1" svg:x="11.88cm" svg:y="1.931cm" svg:width="7.001cm" svg:height="1.529cm" draw:z-index="0">
        <draw:image xlink:href="http://www.irit.fr/%7ESylvie.Chambon/logoIRIT.jpg" xlink:type="simple" xlink:show="embed" xlink:actuate="onLoad"/>
      </draw:frame>
      <text:p text:style-name="P2"><text:bookmark text:name="irc_mi"/></text:p>
      <text:p text:style-name="P2"/>
      <text:p text:style-name="P2"/>
      <text:p text:style-name="P2"/>
      <text:p text:style-name="P2"/>
      <text:p text:style-name="P6">Rapport de stage</text:p>
      <text:p text:style-name="Text_20_body"><text:span text:style-name="Strong_20_Emphasis"><text:span text:style-name="T1"/></text:span></text:p>
      <text:h text:style-name="Heading_20_1" text:outline-level="1"><text:span text:style-name="Strong_20_Emphasis"><text:span text:style-name="T2">Mise en correspondance de points d'intérêt dans des séries temporelles d'images issues d'observatoires photographiques du paysage</text:span></text:span></text:h>
      <text:p text:style-name="P3"/>
      <text:p text:style-name="P4"/>
      <text:p text:style-name="P4"/>
      <text:p text:style-name="P4">Veysseire Daniel</text:p>
      <text:h text:style-name="Heading_20_1" text:outline-level="1"><text:soft-page-break/></text:h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48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 style:shadow="none">
        <style:tab-stops/>
        <style:background-image/>
      </style:paragraph-properties>
      <style:text-properties fo:font-size="40%" fo:font-style="italic" fo:font-weight="normal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4.577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2" text:anchor-type="as-char" svg:width="14.975cm" svg:height="5.662cm" draw:z-index="3"><draw:image xlink:href="data:image/jpeg;base64,/9j/4AAQSkZJRgABAQAAAQABAAD/2wCEAAkGBxITEhUUExIUFhUWGBkXGBcYFxoWHRweIBoXHRkeHBwaHCggHx4lHBodIjIhJSkrLi4uFx8zODMsNygtLisBCgoKDg0OGxAQGy4kICQyLCwvLC8sLC8sLCwsLC8sNCwsNCwsLCwsLywsLCwsLCwsLCwsLCwsLCwsLCwsLCwsLP/AABEIAIoBbQMBEQACEQEDEQH/xAAcAAEAAgMBAQEAAAAAAAAAAAAABQYBAwQCBwj/xABTEAABAgMEBAUPCQcCBAcBAAABAgMABBEFEiExBhNBUSJhcYGRBxQWFyMyNEJSVJOhsdHSM0NicnSCsrPBFSVTc5Lh8KPCJFVjomSDhJTD4vFF/8QAGwEBAAMBAQEBAAAAAAAAAAAAAAECAwQFBgf/xAA9EQACAQICBAsHBAICAgMAAAAAAQIDEQQhEjFBURMUIjJSYXGBkdHwBRU0U6Gx4SMzcsFCkiTxYqIlQ9L/2gAMAwEAAhEDEQA/AKRHkn6QIAQAgBACAEAIAygE4AEniFfZBu2sPLWbetHP4a/6Fe6K6cd68SnCQ3rxNKhTA4Hjwiyz1F1nqEAIAQAgBACAEAYVlAH33tb2X5t/qvfHHocXp7j4r3xjOn9I+Q7W9l+bH0r3xw4vT3D3xjOn9I+Q7W9l+bH0r3xw4vT3D3xjOn9I+Q7W9l+bH0r3xw4vT3D3xjOn9I+Q7W9l+bH0r3xw4vT3D3xjOn9I+Q7W9l+bH0r3xw4vT3D3xjOn9I+Q7W9l+bH0r3xw4vT3D3xjOn9I+Q7W9l+bH0r3xw4vT3D3xjOn9I+Q7W9l+bH0r3xw4vT3D3xjOn9I+Q7W9l+bH0r3xw4vT3D3xjOn9I+Q7W9l+bH0r3xw4vT3D3xjOn9I+Q7W9l+bH0r3xw4vT3D3xjOn9I+Q7W9l+bH0r3xw4vT3D3xjOn9I+Q7W9l+bH0r3xw4vT3D3xjOn9I+Q7W9l+bH0r3xw4vT3D3xjOn9I+Q7W9l+bH0r3xw4vT3D3xjOn9I+Q7W9l+bH0r3xw4vT3D3xjOn9I+Q7W9l+bf6r3xw4vT3D3xjOn9I+Q7W9l+bf6r3xw4CnuHvjGdP6R8h2t7L82PpXvjhxenuHvjGdP6R8h2t7L82PpXvjhxenuHvjGdP6R8h2t7L82PpXvjhxenuHvjGdP6R8h2t7L82PpXvjhxenuHvjGdP6R8h2t7L82/wBV744cXp7h74xnT+kfIdrey/Nj6V744cXp7h74xnT+kfIdrey/Nj6V744cXp7h74xnT+kfI+X9U+xWJSbQ3LouILKVkXlKxK3ATVRJySOiOWtFRlZH0XsnEVMRQc6ju7tbNy3FTjE9MQAgBACAJGybDmJn5JslIzWeCgcqjhzCpik6kY6zCtiadLnvPdtJI2dIMfLzCn1jNuXHB53FYHmoYz06kuardpjwuIqcyOit8tfgeOyJlvweRYRTxnKvK6VZRHASlzpPuyJ4rOX7lRvsyRjsvnlGiHKfRbbR8JMRxWjtX1HEqEda8WzP7dtLPWP+j/8ArDi2H3IcXwu5eP5PJ0snU4LWFfRcbR8IMVeCoPUrdjZPE6D5q8GY/brLny8kyr6TVWj6s4q8LUj+3Ua7c0TxeceZN9+Z6TZsm98hMFpZybfFBzLGHtiFWxFP92N1vj5EOrWp8+N1vXkR9qWO/LnurZAOShik8ihhzZx00q0Ki5LNqVenV5r7tpwRqaiAEAIAwrIwYR+qY9Y/NxACAEAIAQAgBACAEAIAQAgBACAEAIAQAgBACAEAIAQAgBAHxPq1eHt/Z0fmPRw4nn9x9f7B+Gf8n9kUOOc9kQAgD02gqISkFRJoABUk7gBmYENpK7LOmyZeSAXO91eIqmVScBuLqhlye3Zi5SnlE4OHqYh2oZR2yf8AXrwOCdtaanVBpIN3JLDQogD6ozA3nLiiVCFNXfibU6FHDrSevpPX67Df+wWWPDJgJV/BZo45yKPep/zGKcNKX7a73qKcZqVP2Y3W95L8mDbks3hLyLf13yXlct3Ic0TwU5c6XgTxerP9yo+xZHhzTKd8V4IHkoQhI/DWJ4vT2krAUNsb9rZ47J5/Prh7/OaJ4GnuJ4nh+iifkNJJkyD7q1hxaHUJSVpSoUN2oIpjnGEoJVlFbUcdTCUuMRglZNPUQwt6XcwmJFo/TYJYVy0FQeeOjQktTOni1WH7dR9jzR6FhS7/AIHMi+fmH6NrPElfeKPFDSa5xHGatL96GXSjmu9a0aJa05uSUWXEm74zDoqkjiB2HeMOWKTowqZ6nvRpKlRxC04vvWs7DZLE4CuT7m8BVUso57y0o5ji9kVU508qma3+Zlw1Sg7Vs47JefrxK04gpJCgQQaEEUIO4g5R0p3O5NNXR5gSIAwrIwYP1THrH5uIAQAgBACAEAIAQAgBACAEAIAQAgBACAEAIAQAgBACAEAIA+J9Wrw9v7Oj8x6OHE8/uPr/AGD8M/5P7Iocc57IgD002VEJSCVKIAAxJJwAECG0ldludWizEXU3Vzy08JWCgwCMhsKyP8pgcrObz1HmpSxsrvKmtS6X4IeybIXMXnnnLjKTV19ZqSdwripZ/wA2AzOajkte46q1dUrQgry2Jeskb53SEISWZNJZa2r+dc41KzA4h/aKRo3elUzf0KQwrk9Os9J7ti7DNn6KOrRrX1plmfLdzP1U1qeeleOLSqpZLMVMbCL0Ka0pbkbzOWYxg2w5NKHjum4jmTT2iK6NSWt2KcHi6vOkoLcs367wNNn04MsyzKdgQ1/enqieAW1se7qbznKT7WdrVvzEzIz2uUFBCWrtEpTSq8chxCK6EYzjYyeGp0cRS0Frv9jgs8fuqa/nN/7ISX60X1GtR/8AMh2P+zosuyZIyKHplTjaluqbDiKmmZF5OIpQHIViZTnp2iVq18QsQ4U0nZJ2ZyWnoe8hGtZUmZZ8tvE86an1V5omNZPJ5GlLHwlLRmtGW5mqQ0jqgMzaOuGNlT3RvjbWcfunDZhF3HaiamEtLTovRl9H2o8WpY5ZCZiXdLjBPAdTwVIVsSsDFKhv2+qCaeTJo4hVG6VRWltWx9a3olGlotJFxd1E6kcBeCQ+AMlbAun+UwGVnSeWr7GElLBy0o503rXR/BVHmlIUUqBSpJIIOBBGYMdCd8z0YyUldajxAkwrIwYP1THrH5uIAQAgBAFM0LtZ96am0OOFSW1EIBAw7osbBuAjoqxSimjnpTbk0xpFaz7dpyzKHCltYbvIoKGq1g5iuQHREQinTbZM5tVEizTlqsNKShx1CFK70KNK7IyUW1dI1cksmzxIW5LPKKGn21qGNAoE8o3jkg4SWtBTi9TI3SBxYmZcCdSwCpNWiKl3hpwHL3vPF4W0XlcpO+kuVb+yWFqM67Ua1Ot8ivCyrlyYxTRdr7C+kr22h+1GEOpaU6kOKpdQTia1Aw5j0QUW1cOSTtc82jbEuxQPPIQTkCcTx0zpxwjCUtSEpxjrZ0Sc226kLbWlaT4ySCPVENNZMlNPNHC5pFKJKwqYaBQbqgVCoNSKU31B6ItwctxXhI7zpl7TYW2XUOoLYrVd4UFM6nZzxDi07NEqSaumcstpJJrUEImWio4AXgK8lc4l05LWiFUi9pxaTuqDsvdnUy4JxQRXWcJGA9n3otTWTyuVqa1yrf2c+muk65QtJa1RUom8ldSQnYaBQIqa4ndE0qane5FWpoWsWSWmkOJvtrStOPCSQoYZ4iMmmsmapp5oqc2uVmJ9ta5xlSGhRDQVmutak1ocaYDyRxxstKMLJGL0ZTTv3FyjA3EAIAQAgD4n1avDm/s6PzHo4cTz+4+v9gfDP+T+yKHHOeyIAttiJEjLderAL7tUyqCMhkp0jnw5vKirzyPNrt4mrwEeas5P+vX9ETYdmGZcW46spaRVx904nEk4b1qP+bIrOWirLWdNesqMVGCzeUV62I9Wxaq5paGmkFLSTdZZT0Anes7+PlJiEFDN6xRoxoRc5u7ebfrYTGoYs1ILgS9OkAhs4oZ3FW9X+CmZh3qdhy6VTGO0eTT37ZevW4hg3O2g6SEuPL4sEp4saJSOiNEoxVkdOlQwkLNqK+r/ALZIL0IdR8tNSbJ8lb2POKQ0jBe0YS5kJS7EY7Dwcp+RP/m/2iNPqJ4/vpT8DrXZQlZGbBmJdxTuquhpy8eCvHAgb9kZt6U1kZqvw2IptRatfWuo5bOH7omv57X+yLNctM0q/G0+x/2e5pP7lZP/AIpX4VxKXLuRB/8APkv/AB8iBsm1npZd9lwpO0ZpV9ZORi0oKWs7K1CnVVpq5Zy1L2mCUBLE7QkoyQ7vpx+vfUYjHlUutHBerg3aXKp79q9erEBZdouybqkqRVJ4DzK8ljaCN+5X6RtlJXR11aUMRBNPPWmtnrajbbtmhktvy6lFh3hNL8ZChmhR2LSemnLERd8mRh6zqJ06i5S1ret/YyRtMCeljNJAEwwAJhIwvp2OAbxt5DuEZx/Tlo7HqMKV8NV4J82XN6nuKpG56JhWRgwfqmPWPzcQAgBACAPnvU/UBPToOd5WHI6qvtHTHVW5kTlo8+Q0oVW2JQDEgNV4uG4fZjEU/wBpip+6hp/LJcn5NtXerupVswLgB9UKLtCTJrK84o0aQ2Y1LWjJahOrvLRUAmnfhJ6Umhi0JOUJXKziozjY7NPPD7P/AJifzW4rR5ki1bnx9bTPVAZLExLTqB3qghfGBUjpTfHRCi9KLgxWWjJTPGiw67tF+bOKG+C3zi6kj7oJ+/CpyKaiKfLqORDyhU7PTa1SfXagtSbpWEhAClJGChjgkAbqccaOyglexmrubdrk9oJZsyzMP3mFMsOAqSkqCgFBQuioPkk402CMq0ouKzuzWjGSk8rIjdGLIZmJ+d1yAsIccoDWlS6upw5PXF6k3GEbFKcFKcr+syf0t0cUqRDEogAIUlVwGl4CtcTmakKxONIyp1OXeRrUp8jRiVpqdallMmbspLQSRR0VzAzpSiiM6Ek4V2RtZyvoyMbqNtKJJdUY/wDFSP1z+NqKUObIvX50fW48dVWVRVhy6L6iUFW9IxA6SemGHbzQxCWTJXTVlMtZy0MJuJJSmg2BShe6cueK0npVLstVWjTsipiyFuyaEN2YbxSlQmA4mqq0JNDjQivBJwrxRtppSu5dxjoNwso959G0aDolWg+CHAm6oE1OFQKkHMgAxy1LaTsdUL6KuScULiAEAIA+J9Wrw5v7Oj8x6OHE8/uPr/YHwz/k/sihxznskno1ZJmpltnxSarO5AxUejDlIgznxVfgKTnt2dp0aU2mZuaOrHATRlhA8kGiaD6Rx5xuiFkrlMJR4CjyteuT6/wdOk7oYQiRbODdFvqHjukYjkSKAf2jOCu9JlMJF1ZPES25R6l+fWs7bMSmz5UTS0gzT4IYScbiNrhG8j2gbTEvlO2wxqt4urwKfIjzut7vXkcGjVjCZU7MTLhTLtcN5w5qJxug7VH9RtIjSxtisRwKjSpK8nklu6zuctianVdbSDRZYTk23wcPKdXx7q/1HGKuyMVh6OGXC4h6Ut7z7kvXceFaISzOE1aLLahmhtJcUOLDGv3YlMnj9ap+zSbW95evE8myrH/5g96BXwwJ4fHfKX+35MCyLI2Wk4OWXV8MSOHx3yl/svM6Z96RZs95hibLy3HG1gFtSMimuYpkKxW2ZSnHEVMTGpUhopJrXc1zQ/cbP2tX4Vxa2VyYP/5GX8fIqED1DKFkEEEgg1BBoQRkQdhgGk1ZlwmaWlLF0AdeS6e6AD5VvygB4w/ttFMF+nK2xnmRvhKug+ZLV1MjNFZtCr0o8e4zFAD5Dvzaxz0B3im6NJLajfFwkrVoc6P1W1GqyJxcjN8Md4otup3prRQ49430EROOnEtWpxxNHk7c12+sjxpTZYlphSE4tqo42d6FZdGI5omnLSiThK3C0lJ69T7URCsjF2dJ+qY9Y/NxACAEAIAqluaFIeeL7Ly2HTiopxBO8UIIJ20OO7ONoVrKzV0Yzo3d07GzR3Q1Eu7rnHVPPY0UrClRQnEkk0wqTlCdZyVlkhCiou7zZ0W1o5r5lh/W3dSQbt2t6igrOop0RWFTRi1vLTp6Uk9wtzRzriYl39bd1BBu3a3qKCs6imVMjEwqaMWt5E6elJPcLe0c64fl3tbd1Cgq7dreotKs6ine025whU0U1vE6ek09x329ZaZlhbKjS8MFUrQggg05RFIS0XcvOOlGxp0YsRMoxqgq8bxUpVLtSeKpyAA5ompPTdyKcNBWIq1tDb76n5eYXLuK766Kg78iCK7RiKxeNay0ZK5SVG70ouxI6N2EqWCyqYceW4QVFRwrSlQCSa0zNdg3RWc9LZYtCGjtuarB0c63mJh7W3teoqu3aXarUrOpr31NmUTOppRS3EQp6Mm951aR2MZpoIDzjVFBQKNpGVRmQDjmMQIrCei72LThpK1yAToKtxSeup119CTUIII9ZUc9tMeONeHS5qsZcA3znclNI9GuunWHNbc1JrS7evcJBzqKd764pCpopq2svOnpNPcb9KNHkTjaUKUUKSbyVAVphQ1G0dGQiKdRwdyalNTVjMtYdZQy0w6p+9UFaqg51TmTinCnIIOfK0oqwUOToyzK+nQN0J1YtB4M1+TAIwrWnf09VOKNOHWvRzM+AerSyLow3dSlNVKugCqjUmgzJ2mOdnQjZACAEAIA+J9Wrw5v7Oj8x6OHE8/uPr/YPwz/AJP7Iocc57Ja9He4SE5NZLcuyrZyPCxcofqkH7sDzcV+riadHYuU+7V66zl0LbSlxyZUKplWy4BvWeC2OnHmEUnqsa45uUY0lrm7d200aL2cZycQlw1ClFx0ncOEqvKcPvRMslZF8XVWHoNx7F66jXpVa/XMy474g4DY3ITW704q+9CKsicJQ4Gkobdb7X6sTmllWJSSkUZrQH3QM1LWeCDyGo5k7ou8kceCtVr1cRLY9FdSWv12mzSOcMk2iz5Y0XRJmHE98tagKJBzAoeggb65reyMLTWJk8TV1f4p6klt9dZzO2XIyQSmb1jz5AUpps3UorkCqoJP+U30jKU81qNFWxGIu6Nox3vWzyi0LH2yUzzPV/3xqusOljtlSPh+D2J2xNsrOczg+OLcnrK8H7Q6cfD8HoTVhbZefHIpB/8Aki3I6yOD9pdOHg/IaSW5IrkW5WUS+kIe1vdQNqVg4hR2kQk42sicLhsTHEOtWad1bLuKfFD1BAHfYVqKln0PJrwTwh5ST3w5x66RWUdJWMcRRVam4Pb9zu00sxLMyS38k6A82RlRWJA5D6iIim7qzMcDWdSlytayfcbdKO7NS034zqC27/MboKnjUmh5oRydiuE/TnOhud12PyZtnzr7MZd8eWWWFfUIBR0cEdMUjyajW8in+li5Q2TV+/b/AGVdWRjZnefqmPWPzcQBWNN9I3JNLRbQhV8qBvVwoBlQjfG1Kmp3uY1ajhaxEP6X2gyAuYkQG6gEioz46qA54uqUHkmUdWcc3EulmTyH2kOtmqVio38YPGDUc0c8ouLszojJSV0dUQSIAQBWtONIXJJtC20oUVKIN6uwE7CI1pU1N2ZjWqOCuiyxkbEPpRbyJNnWKTeUTdQmtKmhOJ2AAZxenBzdilSagrlcTpRaYAcVIVbNKBIVeoctpI50xtwVPVpGPC1NeiXdhZUlJKSkkAlJoSDtBphhxRzM6EbIEle02t5yTZQ42lCipd2iq0pdUdhG6NaUFN2ZlVqOCuidl13kpJ2gHpEZs0RsiCRAEJpFpGiUUylSFK1pIF2mFCkY1+t6o0hTc79RnOoo26zuthx9LKjLoSt0XbqVGgPCF6uI8Wpz2RWNr8rUWk3bk6z3Zi3VNILyUpdI4SU4gHixPtiJWvkTG9szqiCRACAEAIA+J9Wrw5v7Oj8x6OHE8/uPr/YPwz/k/sihxznslqtzudlyDf8AEU88emif+1Xqgebh+XjKs91o+vA5mu52Ws7X5lKDxpbTe/EYp/kaPlYxLoxv3t2+x1aKnUyU/MeNcSwg7RfNFfiSeaEs2kZ4v9TEUqXW5Pu/6KmRhFz0y96cvATUhMn5NTLC6/VXeUOYEdMWqb+o8X2dFujVo7U5LxViO0zqzainFCqb7byfpJ4Jw/pI5oyavFo6MDapg1FbmuxnvTOxnVvGaZSp5h+i0rQCunBAIUBiMtvJnFaTtGzIwWIhGHBTejKOVnkVsyDw+Zd/oV7o1ud3C0+kvFHkyjn8Nz+hXugTwkOkvFGtbahmlQ5QR7YFlJPUzzAkQAgBAFqtPu1lSzmapd1TBP0TinoASIzWUzzqX6eMnDZJJ9/q5y2cb9nTSD8y4y8n7xLavVSJfORpV5OKpy6Sa8Mzbonw5eeYON5jWgcbZr7SOiKVcpRZXF8mpSqddvErKso2Z3n6pj1j83EAfP8Aqud5L/WX7Ex04bWzmxOpGm1Jy1JtosdZXErpVWWAIOajQYiJiqcXe5EnUkrWJifsxqWs1LD8ypoDNaK1KiVKKQkYqFScNwiik5VLpF3FRp2bKNOzMvLqackH37wPCCwQCMKeKAQciMY6EpSupo524xs4Nlp6q6u5y/11ewRjh9bNsRqQ6rp7iz9dX4YYbWxieajPVd+QZ+ur8Bhhucxiuai+xzHSV7TbR5U4yEoUAtCryb2RwIIJGXLxRrSqaDzMqtPTWRXX7btaTQFPstrbTQFeFdwqUKwrlUp2xqoUpvJmTnVgs0WC1bQYfs/WreUwhxI4QJvA+TROKsQQQMwDGUYuM7JXNZSUoXbsfOrSelWAhyRmJjWA43gUilCa96K4il01qDHVFSeU0jlk4xzg2W7qouXpNlW9xJ/01xhh+czbEc1EHpHYKpNlmaRMOl5RSFEnaUlVQc6YUoa1BjSE9NuLWRnUg4JSTzLZpg4wuVaMxMLZC7qqIqSrAFSbozFDmcAaHiONLSUnoq5vV0XFaTsUqWmmWJuXMi88UrWlLiXARWqkimQBBBOzAiOhpyi9NHOmoyWgyX6p0kOuJZd5fdCUEVwTdKMUjYTex5BGeHfJZpXXKRM6WyAl7KcaStawko4S1XlGr6DicN9OQRSnLSqX9ai9WOjSa9azmdtNcvYzS2zRZQhAVuqaE8tK89IlRUqrTI0nGkminrMullLrczM9ecFRNFUqSLwCqVw3kmtOON+VezSsYcm103ct2k88p6x0OqwUrV3tmN4A+sRhTjarY3qSvSuedG9DELRLTLj7ylXUru3qClKpSCOEAMNuzZEzrNNxSIp0U0pNl8jmOkQB8T6tXh7f2dH5j0cOJ5/cfX+wfhn/ACf2RQ45z2S16ZeDWaNnW1ekprDcebgf3q/8vM5LTP7tkxsLswTygpA9Rii5zNaXxVR9UTplD+5n+OaSD/S2Yj/Mzn8dH+L/ALKtGh6JdrCCbQkesSQJmXKnJYnx0nFbdT/ne7EmNIrSWjt2HkYhvCYjjC5kspdT3+uveaJO0mXmhJ2iFtLZJS0/d4Tf0HE5lIy91KxnbeXnRqU58PhrNSzcdj6168jsktGrTYBVITCHm1YgsupoeMoWboPITDQvmZTxmEq5YiDi+tP7rM6wnSMfxOmXMWWkjP8A+Ke7/wBgZjSQfxf6WD+kW06iI0PZL3f+xrXbekDeK0OqTtBYQsc9xNYnhaiLLDey55RaT/k19zgTpDIzRKJ+USyvEdcS4KCDvWjGvH33JDThLnLvRs8JiaHKw1TSXRln4P8A67SI0m0aclClV5LrDmLT6O9UNxzoqmyvJtpWcHHsOrCY2OITVrSWuL1og4odggC1WbjY82Nz7RHOWxGb5yPOq/HU+x/2cuix7jPjZ1qT0LTSJnsL4v8AcpP/AMv6N3U/8IdG+XdH4YpX1Ij2j+0v5Iq+zmjZnobT9VR6x+bCAKl1QbBfm0NBkJJQVE1VdzAp7I2ozUb3MK1NzSsWtAwHJGJuV3TnR9c20gNqSFtqvAKyIpQjl/zbGtKooPMyrU3NZFetywrVm0IDqWAEHBKTd2d8cxs2HblGsJ04armU4VJrOxYNN9HlzbKA2QHG1XgDgDUUIrsORrxRlSqKDzNatNzWRWrb0dtWbbQHi0blQEhQGYxUSBSuA9wjaFSnF5GM6dSazLNpzo+ucZSltSQtCrwCsARQgioyOPqjGjUUHmbVqbmrIk7B651X/FXNbU95lTZzxSejfkl4aVuUculElNuoT1q8G1JVeIOF7cL2NBxUoa4xanKKfKRWopNcllanbIteaTqX1tJbJF48HGhqMEipxFaYRqp0o5oycKslZkppBolrJFuWZUKskKSVYBRooKrTIm8TFIVbTcntLzpXgorYQttWHas0yhtxMuEtkXUpN0ngkXjmMBhQUzyjSM6cXdXM5wqSVnYnNNLDemZZptoJKkKSTVVBQIUDjymM6U1GTbNKsHKKSISf0atOYS2w8trUtkUWDiaCgJFKlQTXdnntjRVKcbtazOVOpKyeomdMNG3Xut1y5Tfl8kryI4JGylQUjA51jOlUSuntNKtNys1sIqesK0ph+XdfDA1a0m6g0ugKSSca1Jpv2RdTpxTSKOFSTTdia040edmktKZUkONKJAVgCDd20OIKR64pSqKN7l6tNytbYLWs+bmLOU04G+uFFNQDRODwUMfqAc8IyjGpdavwJRlKnZ6/ye06OlyzkSrhCVhCRUcIBQNRyj9CYjhLVNJE8HenosiJWRtlttLCFMBKQEpdrUhIyzGVMO9rGjlSbu7majVSsrE3pbZb0xJ6pN1TpKCT3iSQQVEVJoOKpjOnJRlc0qRcoW2klYUqpqWZbXS8htCVUxxAAMUm7ybReCtFJndFSwgD4n1avD2/s6PzHo4cTz+4+v8AYPwz/k/sihxznslq0l4dnWa4PFS80eVKgB0hJMNiPNwnJxVaHY/Ffk5XuHZbZ/hTS0nkWgKHrEU/yNY8nGP/AMor6M6rE7pZc62O+bU29zVF71IMRLKSM6/IxdKT2pr14lVjQ9E9sPKQoLQopUkgpUDQgjIgwIlFSTjJXTLh2Ryc6Am0WlIeAAE2yBU/zEUxy2A54BMa6cZc/wAUeVxOvhm3hXePQl/T/wCu88I0QZUb0rasoa5X1FhdOMYn2Q4NPVJfYl+0JpWrUJdyujd2JzYytOU/92sfpDgXvXiU4/QeujL/AERsTo3P7LVl+adc90Q6bW1eJHHML8mX+iNrVjWuiqmZ5Lyk43G5ouH+lfBMUs1/2VeIwMsp09Fb3G32zOeWtVq0Fdbz6EtzJNxuZSm4oKyCXU7ccOfZnC99ZpOhPCLhcO7w1uN7q29evE96KKUl12yZz5N0lCdurdAqlSCdisCOO7vMaU3fkPU/uVxqThHG0Naz7VufZ62FLnpVTTi2l982pSFcoJB5oztbI9anNVIKcdTVzTEFy1t9zsZVc35kAciQP1QYprkec+Xj1b/GP3/7OXR43ZS0HP8AptNDlW5T2CsJa0jTE8qvRj1t+CNmg5uqmXNjcq6ec0p7DGdf/FdZGPWkoR3yRWDlzRuzv2n6qj1j82EAIAQAgBACAEAIAQAgBACAEAIAQAgBACAEAIAQAgBACAEAfE+rV4e39nR+Y9HDief3H1/sH4Z/yf2RQ45z2S2Wd3eyZhrNcq6l9I+goFKujhHohsPNq/pY2E9k1o969I5NGBrWZuV8ZxsOtjeto3qDjUkkc0Ulk0zTF8idOtudn2S8jOgc8lE0G1/JzCSyv73e+vD70RUWVyfaFNypaUdcc13ENaciph1bK++bUU8u48hFDzxeLurnTSqKrBTW05ok0EACIAxdG6BNxdG6AubJd9TagtCilSTVKhgQYFZRU1oyzTLR1R092ZcICXXJdtbqRhReI6cKfdEVi73PP9l8yUVnFSaXZ6+52aZOKE/JOUo4pqWWr698+4dEWTzv2GOBS4rVjsvNd1iN6pKQLTmab0HpabJ9cXqc5m/sr4SHf92VxtBUQlIqSQABtJwA6Yod7aSuy06dKDSZaSSQet26uUyLi6E+/wC/FI55nnez06jnXf8Ak8uxevoc84NTZrLfjTLqniPoIF1HScYLORpD9TFylsgrd7zZmzu5WbMOZF9aGU8ieEr1XhzRjN6VeMd2ZNTl4qEeim/X0K0rIx0s7T9Ux6x+biAMKUBmQIXJsedanyh0xF0LMa1PlDphdCzGtT5Q6YXQsxrU+UOmF0LMa1PlDphdCzGtT5Q6YXQsxrU+UOmF0LMa1PlDphdCzGtT5Q6YXQsxrU+UOmF0LMa1PlDphdCzGtT5Q6YXQsxrU+UOmF0LMa1PlDphdCzGtT5Q6YXQsxrU+UOmF0LMa1PlDphdCzGtT5Q6YXQsxrU+UOmF0LMa1PlDphdCzMhwbx0wuhZnqJIEAfE+rV4c39nR+Y9HDief3H1/sH4Z/wAn9kUOOc9kn9CLSSzNAOU1LySw6DldXhU8hpzViTix9F1KN486PKXajRMsu2fOkDvmHKpr4ydnMpBpzmKtZWLwlDF4e+yS8H+GZ0pkEtuhxr5F8a5ojCgOKk8RSrCmzCIi7qzGEqucNGfOjk/PvJW2R19KibT8uwAiYSMykd65Tprz+TGcXoS0Wc9D/jVeBfNlnHt3ev7KjGx6QgC06ISUsqXnX5hjXahLSkp1i2++LgVik8QzByiytZ3POxtWsqtKnSlo6V75J6rbwLXsrbZjg5JlZ9phlu+o4DG/OX+qM/tOyP8Al7w/9Qo/rFXbcRwOO+av9fwZbt6zWSFsyCi4MU610qSDsNKmtIq02HhcXUWjUq5dSzN1l2S7OOqnZ43JcELWtYuhQGSEA+LkPZUwySsVrV4YeCoYfOWpJbOt9frUb7Jd/aFpmZXwWGCHVE4BCEfJg7KkipH1t0Wj1lK0eKYPgo5yll2t6/LwKtb1omYmHXj84sqA3DJI5kgRN75no4ejwNKNPcvX1JzQ+UQyhVoPjubWDKT847kKcQ378fFMZyd8kcmNnKo1hqet6+pevWZE2fKuT01RR4TqitxXkpzWeIAYDmEJPQidNScMNRutSVke9JJ4TMzRocBN1llI8lPBTTlOPPCNoRu+0rhafBUuXreb7WdOlrgRqZRBqmXRwiNrisVH/N5jnwl5p1X/AJfYrhE5aVV/5fZFdVkY62dh+qY9Y/NxAHHaFlMP01zLbt2t2+hK6VpWlRhWg6Iq4xlrRrTr1KV9CTV9zscfYrIeZS3oUe6I4KG5GvHsT8yXix2KyHmUt6FHuhwUNyHHsT8yXix2KyHmUt6FHuhwUNyHHsT8yXix2KyHmUt6FHuhwUNyHHsT8yXix2KyHmUt6FHuhwUNyHHsT8yXix2KyHmUt6FHuhwUNyHHsT8yXix2KyHmUt6FHuhwUNyHHsT8yXix2KSHmUt6FHuhwUNyHHsT8yXix2KyHmUt6FHuhwUNyHHsT8yXix2KyHmUt6FHuhwUNyHHsT8yXix2KyHmUt6FHuhwUNyHHsT8yXix2KyHmUt6FHuhwUNyHHsT8yXix2KyHmUt6FHuhwUNyHHsT8yXix2KyHmUt6FHuhwUNyHHsT8yXix2KyHmUt6FHuhwUNyHHsT8yXix2KSHmUt6FHuhwUNyHHsT8yXix2KyHmUt6FHuhwUNyHHsT8yXix2KyHmUt6FHuhwUNyHHsT8yXix2KyHmUt6FHuhwUNyHHsT8yXix2KyHmUt6FHuhwUNyHHsT8yXiz2zo1JIUFJlJdKkkKSoNIBBBqCCBgQYKnBbERLGYiSac5WfWyVi5zCAPifVq8Pb+zo/MejhxPP7j6/2D8M/5P7Iocc57IgC4zI/aMkHBjNyibrg2uNeKrjKdvPvESeVH/h19F8yerqlu7/Wpkdo/NIebMk+oJStV5hw/Nubj9BeR4zXbUZyVs0dGJhKnLh6azWUlvXmjkk5l+QmTwbriCUrQrJQ2g7wcweQwlFTiazhTxVLqeae477Wsdt5BmZIVbzcZGK2jtw2o4xlyZUhNxejMxo15U5cFX17Hsf5K3Gx3Fq0YP7vtP6jH4lxVuzsedi1/yaHbL+j1ooWW5Obfcl2nlNqaCUuJB740ONDTOvNES1pEYzTnXp04ycb31dRkaVS5/wD5MseQe5ETYjiNVf8A3y9d5sa0tKT/AMNZkuhW/VlZ5qAGI7yHgU/3a0mu23me37NtGe7pOOahlON52jaU/VbwqeM05YjSS1ERrYXC8mitKT3Zt9/l4HFbtuspZ6zkgQxWrjhwU8rj3Jw9mAGd11muHws5VOHr87YtkfyaNH9HQ4kzEyrVSqMSo4Ff0UDM1yqOapypOdslrL4nFaL4OlnN/Tt9dpp0itxU0tKEIuMo4DLKRlsGAzUf7cZmMdFXZfDYZUItyd5PNv1sO2eIkZdTAI66fA15GOrRmGwfKNcf/wAikf1JaWxajKF8TUVR8yOrre/15mnR5kMNqnXB3tUsJPjLxFeQY+vdHLi5OrNYeG3OT3L8l8RJ1JKjHv6kQDrhUoqUaqUSSd5JqT0x3pJKyOtJJWR4VkYlkn6pj1j83EAIAQAgBACAEAIAQAgBACAEAIAQAgBACAEAIAQAgBACAEAfE+rV4e39nR+Y9HDief3H1/sH4Z/yf2RQ45z2RAHbY9qOSzyXmjRSTzKG1J4iIGVejCtBwnqfq5O6Q2O282Z6THcji+zmWVZnDyDnxcmUnFhsROnPi9fX/i+kvP1r16ZW0GpttLM2sIdQLrMyd2xDu9O5Wzprm045ovOlOhJzoq6euP8Aa6+o4HWZqQfB4TTg71QxSocRyUkxPJmrM3jKjiqe9fVeTJIzklN/Lp61fPzrYvNqO9SPFNdo5zGVpw1Zow0MRQ5j047nrXY/XYSktYq5aQnjrGnEOIbuLbVeBopVa7sxFeE0po554hVsRSVmmm7pkTZB/dk99dj8YjST/Uiu06a3xdLsl9jtsW0nZeyluNKuq65pWgVgUIrgoEbIpOKlVs9xlXpQq4xRmrrR/tkaNNLQVgJg1OxLaK+pMX4GCN/d+GWbj9X5mxNi2lOG84HSM77yihI4wFbPqiI4SnDUV4xhaCtG3dm/Xazcliz5PFxQnHhkhGDST9I43vXyRF5z1ZIrpYmvzVoR3vX69XIy0bTmZ51INVHJDSBwU8g/U+yLqMaaub06NLDQb1b29frqJIFuztqXZ0jZihj4nPZ7c86vVH7mHKxfVT+svx67I+xrML6lvPrKWUG866rMnyQdqj+vJEV63BpQgryepf2b1qqppQguU9SNNvWtr1i6m40gXWkeSn3nbE4ehwUc829bLUKPBrPNvWyMjoNzCsjBg/VMesfm4gCD0rS8llx5qYU3qm1quhCFBRAJFSoEjKmEaU7N2aM6l0m09Rv0eadDYW6+p3WJQoBSUJu1FTS6BXPbuiJtXslYmCds3c57fm3tdLyzK9WXtYpTl0KKUoANEg4VJOZyiYJWcnsIm3dRW0xYU08H35Z5zW6sNrQ5dCSUrvYKCcKgjMZwmlZSQg3pOLNulE640hotqulT7KDgDVKlgKGI2iFNJt33MVG0lbejFqzriJyTbSqiHNdfFBjdbqnGlRQ7oRinFvsEm1JLtJKfcKWnFA0IQog8YBpFFrLvUcujUyt2VYcWby1tpUo0AqSMcBhFqiSk0itNtxTZttqe1Eu66BUtoUoDeQMPXEQjpSSJnLRi2V4zE4wJZ5yY1qXnG0ONltKQnWZFBGPBJ21rGtoyuktRleUbNvWW6MDcq1m2q8qy3X1Lq6lEwQqicCkuXcKUwoNmyNpRSqJbMjFTfBuW3MnrIdUthpSjVSm0KJ3kpBOXHGclZs1i7pFZn7VWqaeaXOiUDd0NJKUcOqQSolwYiuFARlGqitFNK5i5PSacrFtlq3E3lBRoKqAoCaZgVNAYxes2WoqttWmoTqmlTolmwyhYqG8VFSgcVjcBG0I8i9rmM5cuzlYsNj/JJOv19akOUSLwJw7wU4uaMpa9VjWOrXc7YqWITTKdcZlHHGlXVgt0NAc3EA4EEZExpSinKzM6snGN0TcZmhDWDOOOOzaVqqG37iBQCibiDTAY4k5xpNJJWM4Ntu+8xpJOuNGVuKu6yZbbVgDVJCqjEcWyFOKd77hUbVrbyajM0EAfE+rV4e39nR+Y9HDief3H1/sH4Z/yf2RQ45z2RACAO+xLZelXA4yqhyKTilQ3KG0QMa+Hp14aM15rsLA9Y8vPguSNG36VclFEDlLJNARxezIjhjiKuFejiM47J/8A69eJGSdtusgy0y1rWgaFl2oUg/QV3yD6umKuN9R0zw8Kj4WlK0t61Pt3m82JLTGMnMAKPzExwFciV96r274rpNaynGKtL96OXSjmu9a0Rk9Zc1L3g4062Dgo43TyqTwT0xZSizop1qVazi0/v5knZZ/dk5/MZ/EmMJ/vw7zCr8VT7H/ZosbSh2WaLSW2VpKivuiCo1IA8oDZujWdJSdy1fBwqz022nqyf4OpzTqcpRBab+o2B+KsVVCO0zXs2htu+1kauYnJw0Knn+IVUkcw4Ii36dPXZG6hQw6vZR+/mdqNGg1wpx9DA/hpIcdPIlNQOXGM+Hcv21f7GTxbnlRi5depHmY0iS2gtybeoQcFOE1dXyq8UcQ9USqLbvUd/sTHCub0qz0nu2LzEjYAQgPzii01mEfOOcSRmBxn1ZxWddt6FLN/RCeJ0nwdFXe/Yjktu2S/dQlIbYR8m0nIcZ3q4/7k2o0FTzecnrZrQoKnm85PWyLjc3EAYVkYMH6pj1j83EAcFvSqnZZ5tFLy21pTU0FSkgVMWg7STZWavFpG+zmShptCs0oSk8oABiG7slZIjLds95TrEwxcU4zfFxZKQpKwAeEAaEUFMIvCSs4vaUnF3UlsFh2e8Hnph+4lboQkNoJUEpRWlVECpJO6E5KyihCLu5M36SWap9m62oJcStDiCrvbyFAgGmNDlEU5aLzJqRclkcUvJTL0y0/MIbaSwld1KFlwqUsXSSboATTZnFnKKi1HaVUZOScthNTzRU2tIzUlQHKQQIzWs0eogbCTPMtssql2bqAhClh41oKAqCdXnTGlY1noNt3+hlDTikrfX8E1a0kH2XGiaaxCk1zpUUrGcZaLTNJR0k0QAs2ddEu08llDbC0LU4hZUXNX3oCSkXanOpjTSgrtbTPRm7J7C1RibFPFjzjbDkm2lktLLgS8pZBShwkqBRdxULxoQaZRvpwbUnrMNCai4LUWqTlw22hAxCEpSOYAfpGLd3c2SsrENayJtRWgS0s82rBBWsigIob6Sk1xrlTCLx0VndozlparJnfYFnmXl2mSq8UJCSfdxbBxCKzlpSbLwjoxSIq0ZCYE4p9thp1KmkN0Wu5QhSiT3it8XjKOjZuxSUZaV0rk3Zpc1Y1jaG1Y8BCrwArhQ0GzijOVr5Gkb2zOqIJIfS2zlzEq403S+ooIqaDBaVHHkBjSnJRldmdWLlGyJiMzQibEkFtOTKlUo69fTQ1wuIGO41Bi85JpFIRab6zGkNnreMtcp3OYbdVU04Kb1abzjCEkr33CcW7W3kvFC4gD4n1avDm/s6PzHo4cRz+4+v8AYHwz/k/sihxznsiAEAIA9NrKSFJJBBqCDQg7wRlAhpNWZZmtKkPJDdoMh8DBLyaIeT97AK5DTjrA894F03pYaWj1POL8gdFmX8ZGbbd/6LvcnRxY4K5cBEXHHZ0v34NdazX4NV+1JHA9cNpAyIvtgc95HRFXGMtZf/iYnPkt+D/pmRpq8UqQ4zKuJVS8C3S9TEVuqAJ5opwEb3THu+Cd4ykrdf4NfZAx/wAululQhwUukyeK1PmyPPZOEmrcnJo49VePSVfpEcBfXJk8TuuVOT7zP7btCZ4KFOkZXWUXQOLgD2mCp0oZ/ccXw1HOSXe/M9p0TcSL8061LJOPdFBSzyJSak89YOutUFcjjsHyaScuzUeha0pLeCNF1wfPvDLjQjZymh5YrwVSpz3ZbkRwNat+67Lor+2QU7OOPLK3VlajtPsGwDiEbxhGCtFHXCEYLRirI0RYuIAQBhWRgwfqmPWPzcQAgBACAEAIAQAgBACAEAIAQAgBACAEAIAQAgBACAEAIAQB8T6tXhzf2dH5j0cOJ5/cfX+wfhn/ACf2RQ45z2RACAEAIAQBgiAJaQ0knGcG5l0DcTfHQuoiNFHNUwdCpzoL7fY71aaPqHdWZV3jcYBPqIiugYr2dTi+RKS7GeeyhG2zpH0RH6xHB9ZPEpfNn4hOly0/Jykk3xpYx9aoh0lvYeBi+dOT7zRN6WzrgoZhSRuQA2P+0A+uJVGC2GkMDQhmo+OZCrUSSSSScyTUnnMaJWOpJJWRiAEAIAQAgDCsjBg/VFY9Y/NxWAFYAVgBWAFYAVgBWAFYAVgBWAFYAVgBWAFYAVgBWAFYAVgBWAFYAVgBWAFYAVgBWAPinVq8Ob+zo/MejhxHP7j6/wBg/DP+T+yKHHOeyIAQAgBACAEAIAQAgBACAEAIAQAgBACAEAeKQLCkAYpACkAZpAGKQJM0gQKQFzFIAzSAMUgSKQIM0gBSAFIAxSAFIAzSAFIC4pAXFIAxSAM0gBSAuYpAGaQB6TAhn//Z" xlink:type="simple" xlink:show="embed" xlink:actuate="onLoad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2-09T08:50:18</meta:creation-date>
    <dc:date>2013-12-09T09:23:37</dc:date>
    <dc:creator>Daniel Veysseire</dc:creator>
    <meta:editing-duration>PT6M19S</meta:editing-duration>
    <meta:editing-cycles>5</meta:editing-cycles>
    <meta:generator>LibreOffice/3.5$Linux_X86_64 LibreOffice_project/350m1$Build-2</meta:generator>
    <meta:document-statistic meta:table-count="0" meta:image-count="2" meta:object-count="0" meta:page-count="4" meta:paragraph-count="5" meta:word-count="22" meta:character-count="163" meta:non-whitespace-character-count="144"/>
  </office:meta>
</office:document-meta>
</file>